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ff0000" fo:font-size="13pt" style:font-name-asian="WenQuanYi Micro Hei" style:font-size-asian="13pt"/>
    </style:style>
    <style:style style:name="T6" style:family="text">
      <style:text-properties fo:color="#ff0000" style:font-name="WenQuanYi Micro Hei" fo:font-size="10pt" style:font-size-asian="10pt"/>
    </style:style>
    <style:style style:name="T7" style:family="text">
      <style:text-properties fo:color="#ff0000" style:font-name="WenQuanYi Micro Hei" fo:font-size="13pt" style:font-size-asian="13pt"/>
    </style:style>
    <style:style style:name="T8" style:family="text">
      <style:text-properties fo:color="#ff0000" style:font-name="新細明體" fo:font-size="13pt" style:font-size-asian="13pt"/>
    </style:style>
    <style:style style:name="T9" style:family="text">
      <style:text-properties style:font-name-asian="WenQuanYi Micro He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面頂有</text:span></text:span><text:span text:style-name="預設段落字型"><text:span text:style-name="T5">一層油</text:span></text:span><text:span text:style-name="預設段落字型"><text:span text:style-name="T2">，愛啉愛先用</text:span></text:span><text:span text:style-name="預設段落字型"><text:span text:style-name="T3">khat</text:span></text:span><text:span text:style-name="預設段落字型"><text:span text:style-name="T2">仔掰開。</text:span></text:span></text:p>
      <text:p text:style-name="Text_20_body"><text:span text:style-name="預設段落字型"><text:span text:style-name="T4">Ke-thng bīn-tíng ū </text:span></text:span><text:span text:style-name="預設段落字型"><text:span text:style-name="T6">tsi̍t tsân iû</text:span></text:span><text:span text:style-name="預設段落字型"><text:span text:style-name="T4">, ài li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跤的</text:span></text:span><text:span text:style-name="預設段落字型"><text:span text:style-name="T5">查某人</text:span></text:span><text:span text:style-name="預設段落字型"><text:span text:style-name="T7">(ta-bóo-lâng)</text:span></text:span><text:span text:style-name="預設段落字型"><text:span text:style-name="T2">比查埔人</text:span></text:span><text:span text:style-name="預設段落字型"><text:span text:style-name="T3">(ta-poo-lâng)</text:span></text:span><text:span text:style-name="預設段落字型"><text:span text:style-name="T2">較濟，抑是講戶口佇山區的查埔人</text:span></text:span><text:span text:style-name="預設段落字型"><text:span text:style-name="T3">(ta-poo-lâng)</text:span></text:span><text:span text:style-name="預設段落字型"><text:span text:style-name="T2">比</text:span></text:span><text:span text:style-name="預設段落字型"><text:span text:style-name="T5">查某人</text:span></text:span><text:span text:style-name="預設段落字型"><text:span text:style-name="T7">(ta-bóo-lâng)</text:span></text:span><text:span text:style-name="預設段落字型"><text:span text:style-name="T2">較濟？</text:span></text:span></text:p>
      <text:p text:style-name="Text_20_body"><text:span text:style-name="預設段落字型"><text:span text:style-name="T4">Sī hōo-kháu tī tsng-kha ê </text:span></text:span><text:span text:style-name="預設段落字型"><text:span text:style-name="T6">ta-bóo-lâng</text:span></text:span><text:span text:style-name="預設段落字型"><text:span text:style-name="T4"> pí ta-poo-lâng khah tsē, ia̍h-sī kóng hōo-kháu tī suann-khu ê ta-poo-lâng pí </text:span></text:span><text:span text:style-name="預設段落字型"><text:span text:style-name="T6">ta-bóo-lâng</text:span></text:span><text:span text:style-name="預設段落字型"><text:span text:style-name="T4"> khah t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車嘛</text:span></text:span><text:span text:style-name="預設段落字型"><text:span text:style-name="T5">仝</text:span></text:span><text:span text:style-name="預設段落字型"><text:span text:style-name="T2">色水。</text:span></text:span></text:p>
      <text:p text:style-name="Text_20_body"><text:span text:style-name="預設段落字型"><text:span text:style-name="T4">Tsit nn̄g ê uānn-thiap--ê kám-tsîng tsin hó, liân tshia mā</text:span></text:span><text:span text:style-name="預設段落字型"><text:span text:style-name="T6"> kāng</text:span></text:span><text:span text:style-name="預設段落字型"><text:span text:style-name="T4"> sik-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爾</text:span></text:span><text:span text:style-name="預設段落字型"><text:span text:style-name="T5">聳</text:span></text:span><text:span text:style-name="預設段落字型"><text:span text:style-name="T2">，你的橐袋仔內一定是袋磅子。</text:span></text:span></text:p>
      <text:p text:style-name="Text_20_body"><text:span text:style-name="預設段落字型"><text:span text:style-name="T4">Hmh, tsit pái kóng-uē tsiah-ní </text:span></text:span><text:span text:style-name="預設段落字型"><text:span text:style-name="T6">sáng</text:span></text:span><text:span text:style-name="預設段落字型"><text:span text:style-name="T4">, lí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開銷</text:span></text:span><text:span text:style-name="預設段落字型"><text:span text:style-name="T5">傷重</text:span></text:span><text:span text:style-name="預設段落字型"><text:span text:style-name="T2">。</text:span></text:span></text:p>
      <text:p text:style-name="Text_20_body"><text:span text:style-name="預設段落字型"><text:span text:style-name="T4">A-pó lâng-bīn khuah, ìng-siû tsin tsē, tiānn-tiānn hōo in bóo hiâm khai-siau s</text:span></text:span><text:span text:style-name="預設段落字型"><text:span text:style-name="T6">iong-tāng.</text:span></text:span></text:p>
      <text:p text:style-name="Text_20_body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阮希望來遮</text:span></text:span><text:span text:style-name="預設段落字型"><text:span text:style-name="T5">訂</text:span></text:span><text:span text:style-name="預設段落字型"><text:span text:style-name="T2">餅送人。</text:span></text:span></text:p>
      <text:p text:style-name="Text_20_body"><text:span text:style-name="預設段落字型"><text:span text:style-name="T4">Tán gín-á nā muá-gue̍h, gún hi-bāng lâi tsia </text:span></text:span><text:span text:style-name="預設段落字型"><text:span text:style-name="T6">tīng</text:span></text:span><text:span text:style-name="預設段落字型"><text:span text:style-name="T4"> pián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贏生</text:span></text:span><text:span text:style-name="預設段落字型"><text:span text:style-name="T5">查某（</text:span></text:span><text:span text:style-name="預設段落字型"><text:span text:style-name="T7">ta-bóo</text:span></text:span><text:span text:style-name="預設段落字型"><text:span text:style-name="T5">）</text:span></text:span><text:span text:style-name="預設段落字型"><text:span text:style-name="T2">。</text:span></text:span></text:p>
      <text:p text:style-name="Text_20_body"><text:span text:style-name="預設段落字型"><text:span text:style-name="T4">Kóo-tsá-lâng kám-kak senn ta-poo khah iânn senn </text:span></text:span><text:span text:style-name="預設段落字型"><text:span text:style-name="T6">ta-bóo</text:span></text:span><text:span text:style-name="預設段落字型"><text:span text:style-name="T4">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5">調查表</text:span></text:span><text:span text:style-name="預設段落字型"><text:span text:style-name="T2">共你認為應當（</text:span></text:span><text:span text:style-name="預設段落字型"><text:span text:style-name="T3">ìng-tong</text:span></text:span><text:span text:style-name="預設段落字型"><text:span text:style-name="T2">）愛改進的所在寫落來。</text:span></text:span></text:p>
      <text:p text:style-name="Text_20_body"><text:span text:style-name="預設段落字型"><text:span text:style-name="T4">Tshit-kang lāi tshiánn tī ì-kiàn </text:span></text:span><text:span text:style-name="預設段落字型"><text:span text:style-name="T6">tiâu-tsa-pió </text:span></text:span><text:span text:style-name="預設段落字型"><text:span text:style-name="T4">k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9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Text_20_body"><text:span text:style-name="預設段落字型"><text:span text:style-name="T2">你一定愛較振作</text:span></text:span><text:span text:style-name="預設段落字型"><text:span text:style-name="T5">一點仔</text:span></text:span><text:span text:style-name="預設段落字型"><text:span text:style-name="T2">喔！</text:span></text:span></text:p>
      <text:p text:style-name="Text_20_body"><text:span text:style-name="預設段落字型"><text:span text:style-name="T4">Lí it-tīng ài khah tsín-tsok </text:span></text:span><text:span text:style-name="預設段落字型"><text:span text:style-name="T6">tsi̍t-tiám-á</text:span></text:span><text:span text:style-name="預設段落字型"><text:span text:style-name="T4">--ooh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5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6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5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6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6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6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6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6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6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8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5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6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5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6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4:59:50.552092947</dc:date>
    <meta:editing-cycles>34</meta:editing-cycles>
    <meta:editing-duration>PT1H8M17S</meta:editing-duration>
    <meta:document-statistic meta:table-count="0" meta:image-count="0" meta:object-count="0" meta:page-count="21" meta:paragraph-count="410" meta:word-count="4150" meta:character-count="11759" meta:non-whitespace-character-count="10415"/>
    <meta:template xlink:type="simple" xlink:actuate="onRequest" xlink:title="" xlink:href="Normal.dotm"/>
  </office:meta>
</office:document-meta>
</file>